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ll McNeill</text:p>
      <text:p text:style-name="P2">HPC Lab 9</text:p>
      <text:p text:style-name="P2">24 April 2012</text:p>
      <text:p text:style-name="P3">GPU Programming</text:p>
      <text:p text:style-name="Standard"/>
      <text:list xml:id="list409137082" text:style-name="L1">
        <text:list-item>
          <text:p text:style-name="P1">Serial Run Time (on crc-gpu with the default problem size): 24.490</text:p>
          <text:p text:style-name="P1">Serial Run Time (on janus-debug with default problem size): 21.220</text:p>
        </text:list-item>
        <text:list-item>
          <text:p text:style-name="P1">Here is the code inside the acc region, with parallelized loops in bold:</text:p>
          <text:p text:style-name="P1">#pragma acc region</text:p>
          <text:p text:style-name="P1"><text:s text:c="2"/>{</text:p>
          <text:p text:style-name="P1"><text:s text:c="2"/></text:p>
          <text:p text:style-name="P1"><text:s text:c="2"/>//Init inner cell values</text:p>
          <text:p text:style-name="P1"><text:s text:c="2"/><text:span text:style-name="T1">for(i=1; i&lt;N-1; i++)</text:span></text:p>
          <text:p text:style-name="P4"><text:s text:c="4"/>for(j=1; j&lt;N-1; j++)</text:p>
          <text:p text:style-name="P1"><text:s text:c="6"/>u[i][j] = mean;</text:p>
          <text:p text:style-name="P1"><text:s text:c="2"/></text:p>
          <text:p text:style-name="P1"><text:s text:c="2"/>//Calc the 2D heat steady state distribution via jacobi iteration</text:p>
          <text:p text:style-name="P1"><text:s text:c="3"/>for(iter=1; iter&lt;maxIters; iter++)</text:p>
          <text:p text:style-name="P1"><text:s text:c="2"/>{</text:p>
          <text:p text:style-name="P1"></text:p>
          <text:p text:style-name="P1"><text:s text:c="4"/><text:span text:style-name="T1">for(i=1; i&lt;N-1; i++)</text:span></text:p>
          <text:p text:style-name="P4"><text:s text:c="6"/>for(j=1; j&lt;N-1; j++)</text:p>
          <text:p text:style-name="P1"><text:s text:c="8"/>//Calc cell i,j based on stencil neighbors </text:p>
          <text:p text:style-name="P1"><text:s text:c="8"/>w[i][j]=(u[i-1][j] + u[i+1][j] + u[i][j-1] + u[i][j+1]) / 4.0;</text:p>
          <text:p text:style-name="P1"></text:p>
          <text:p text:style-name="P1"><text:s text:c="4"/><text:span text:style-name="T1">for(i=1; i&lt;N-1; i++)</text:span></text:p>
          <text:p text:style-name="P4"><text:s text:c="6"/>for(j=1; j&lt;N-1; j++)</text:p>
          <text:p text:style-name="P1"><text:tab/><text:tab/> <text:s/>u[i][j]=w[i][j];</text:p>
          <text:p text:style-name="P1"></text:p>
          <text:p text:style-name="P1"><text:s text:c="2"/>} // end for iter:maxIters</text:p>
          <text:p text:style-name="P1"><text:s text:c="2"/></text:p>
          <text:p text:style-name="P1"><text:s text:c="2"/>}//end of acc region pragma</text:p>
        </text:list-item>
      </text:list>
      <text:p text:style-name="Standard"/>
      <text:list xml:id="list261014004" text:style-name="L2">
        <text:list-item>
          <text:p text:style-name="P5">Run Time (crc-gpu, default problem size): 5.160</text:p>
          <text:p text:style-name="P5">So the speedup is 4.746</text:p>
        </text:list-item>
        <text:list-item>
          <text:p text:style-name="P5">Time spent on init (What output)?</text:p>
        </text:list-item>
        <text:list-item>
          <text:p text:style-name="P5">Run Time (crc-gpu, default problem size, with pgcudainit): 3.220</text:p>
          <text:p text:style-name="P5">So the speedup is 7.6055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 </meta:initial-creator>
    <meta:creation-date>2012-04-24T15:37:13</meta:creation-date>
    <dc:date>2012-04-24T16:14:31</dc:date>
    <dc:creator>will </dc:creator>
    <meta:editing-duration>PT00H37M20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36" meta:word-count="170" meta:character-count="1053"/>
  </office:meta>
</office:document-meta>
</file>